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6a570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6a570" style:font-size-asian="16pt" style:font-size-complex="16pt"/>
    </style:style>
    <style:style style:name="T1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font-size="14pt" fo:language="en" fo:country="US" fo:font-style="italic" style:text-underline-style="solid" style:text-underline-width="auto" style:text-underline-color="font-color" fo:font-weight="bold" fo:background-color="#ffffff" loext:char-shading-value="0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3" style:family="text">
      <style:text-properties fo:color="#000000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4" style:family="text">
      <style:text-properties fo:color="#000000" loext:opacity="100%" style:font-name="Times New Roman" fo:language="en" fo:country="US" fo:font-style="italic" style:text-underline-style="solid" style:text-underline-width="auto" style:text-underline-color="font-color" fo:font-weight="bold" fo:background-color="#ffffff" loext:char-shading-value="0" style:font-style-asian="italic" style:font-weight-asian="bold" style:font-name-complex="Times New Roman1" style:font-style-complex="italic" style:font-weight-complex="bold"/>
    </style:style>
    <style:style style:name="T5" style:family="text">
      <style:text-properties fo:color="#000000" loext:opacity="100%" style:font-name="Times New Roman" fo:background-color="#ffffff" loext:char-shading-value="0" style:font-name-complex="Times New Roman1"/>
    </style:style>
    <style:style style:name="T6" style:family="text">
      <style:text-properties fo:color="#000000" loext:opacity="100%"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XXIII</text:span></text:p>
      <text:p text:style-name="P2"><text:span text:style-name="T5">–Нет, нет и нет! Это какой-то кошмар! Все, на сегодня занятие окончено, собираемся в школу. Уже пора! – возмущалась Настя, расхаживая по залу и гневно глядя на Александра. </text:span></text:p>
      <text:p text:style-name="P2"><text:span text:style-name="T5">–Какой еще эстетики тебе не хватает? И вообще, ты подняла меня в пять утра! – ответил тот, тяжело дыша.</text:span></text:p>
      <text:p text:style-name="P2"><text:span text:style-name="T5">–Ты сам подписался на это. Если, конечно, хочешь, я могу прекратить помогать тебе и не быть твоим телохранителем.</text:span></text:p>
      <text:p text:style-name="P2"><text:span text:style-name="T5">–Ладно, я молчу. Пойдем собираться. Буду ждать в машине через 20 минут. </text:span></text:p>
      <text:p text:style-name="P2"><text:span text:style-name="T5">–Так то лучше, – улыбнулась девушка и, развязав пояс от кимоно, удалилась из зала. </text:span></text:p>
      <text:p text:style-name="P2"><text:span text:style-name="T5">Выдохнув, Александр вышел следом. Через 10 минут он уже сидел в машине, закрыв глаза. Настя вышла из дома и спокойно села на переднее сиденье. </text:span></text:p>
      <text:p text:style-name="P2"><text:span text:style-name="T5">–За Алиной нужно заехать. Она, между прочим, очень сильно переживала и ждала твоего возвращения. </text:span></text:p>
      <text:p text:style-name="P2"><text:span text:style-name="T5">–Как интересно. Нагулялась значит со всякими там, а теперь переживает. Честно, не очень хочу видеть ее после всего, что произошло. Она поступила безрассудно, она даже отказалась поговорить. Я не могу так просто простить ее, Насть. И я разрываюсь между людом и пламенем, – выговаривался парень, глядя на дорогу. </text:span></text:p>
      <text:p text:style-name="P2"><text:span text:style-name="T5">–Скажу тебе, мой дорогой, что здесь ты неправ. Между прочим, она та, кто не причастен ко всему этому. Она до конца верила тебе, она пыталась тогда отговорить Эдуарда. И скажу еще в дополнение. До того момента, как тебя увезли в Лондон, она сидела, не отходя от тебя, </text:span><text:soft-page-break/><text:span text:style-name="T5">она приняла твой подарок, она носит и восхищается подаренными тобой серьгами, ты много значишь для нее. Она просто была сломлена тем, что ты не поддержал ее, когда ей это было нужно.</text:span></text:p>
      <text:p text:style-name="P2"><text:span text:style-name="T5">–Неужели это правда?</text:span></text:p>
      <text:p text:style-name="P2"><text:span text:style-name="T5">–Мне кажется, что не в моей компетенции тебе врать. </text:span></text:p>
      <text:p text:style-name="P2"><text:span text:style-name="T5">–Хорошо, ты меня убедила, но мне нужно будет время все обдумать. Ты можешь мне завтра дать свободный день?</text:span></text:p>
      <text:p text:style-name="P2"><text:span text:style-name="T5">–Посмотрим на твое поведение и на то, как будешь работать на вечерней тренировке, – с усмешкой ответила девушка. </text:span></text:p>
      <text:p text:style-name="P2"><text:span text:style-name="T5">Машина остановилась. На заднее сиденье села Алина. Щеки ее были красные от мороза. </text:span></text:p>
      <text:p text:style-name="P2"><text:span text:style-name="T5">–Саша, как ты? Я так давно хотела поговорить с тобой! – начала она дрожащим голосом. </text:span></text:p>
      <text:p text:style-name="P2"><text:span text:style-name="T5">–Я в полном порядке. А ты как? Разобралась с собой? – сухо ответил тот. </text:span></text:p>
      <text:p text:style-name="P2"><text:span text:style-name="T5">–Алин, не обращай внимания на этого зануду. Он просто до сих пор не отошел от Лондонской больнички, – посмеялась Настя. </text:span></text:p>
      <text:p text:style-name="P2"><text:span text:style-name="T5">–Сегодня в 8 я заеду за тобой. Нам многое нужно обсудить, – выдавил из себя парень, закатив глаза, и нажал на газ. Машина резко тронулась и понеслась по дороге в сторону школы. Александр молчал, вглядываясь в даль, а девушки весело разговаривали, постоянно подкалывая его. </text:span></text:p>
      <text:p text:style-name="P2"><text:span text:style-name="T5">Освободившись после тренировки, Александр переоделся и, сев в машину, направился к дому Алины. Вышедшая из подъезда девушка села на переднее сиденье и робко посмотрела на Алехина. Тот, поймав случайно ее взгляд замер. Повисло неловкое молчание, оба смотрели </text:span><text:soft-page-break/><text:span text:style-name="T5">в глаза друг друга. Каждого окутывало море чувств и эмоций, но ни один не мог найти слов. Так продолжалось несколько минут. Наконец, не выдержав, оба слились в глубоком страстном поцелуе. Через полчаса ключ щелкнул в двери квартиры Александра и пара шагнула внутрь. </text:span></text:p>
      <text:p text:style-name="P2"><text:span text:style-name="T5">–Ну и беспорядок же у тебя! – недовольно сказала Алина, заходя в комнату. </text:span></text:p>
      <text:p text:style-name="P2"><text:span text:style-name="T5">–Исправим. Это сейчас не главное. Садись, я сейчас, – протараторил парень и выбежал из зала. </text:span></text:p>
      <text:p text:style-name="P2"><text:span text:style-name="T5">Через пару минут он вернулся с бокалами и бутылкой вина. Разлив напиток, он подал Алине бокал. Девушка сделала пару глотков и, поставив бокал на стол, подошла к окну, вглядываясь в даль. </text:span></text:p>
      <text:p text:style-name="P2"><text:span text:style-name="T5">–Ты чего? – спросил Александр.</text:span></text:p>
      <text:p text:style-name="P2"><text:span text:style-name="T5">–Я так испугалась за тебя. Столько всего произошло. А ведь ты действительно много значишь для меня, – пробормотала она. </text:span></text:p>
      <text:p text:style-name="P2"><text:span text:style-name="T5">В комнате вновь воцарилось молчание. Александр сделал еще несколько глотков вина, посмотрел нежно на Алину. В этот момент она обернулась и их взгляды в очередной раз пересеклись, искру, столкновение пламени и льда, рождение неудержимой страсти. Поставив на стол бокал, парень одним резким движением скинул пиджак и с уверенным брутальным видом подошёл к Алине. Та от смущения опустила голову, утыкая ее в плечо. Но в следующий момент Александр, осторожно приподняв ее за подбородок, страстно впился губами в губы девушки, роняя ее на кровать. Ловкие пальцы одну за другой расстреливали пуговицы блузки, обнажая нежное женское тело. Оторвавшись от губ, Алехин с коварной, но доброй </text:span><text:soft-page-break/><text:span text:style-name="T5">улыбкой приподнялся над девушкой и в тот же момент опустился обратно, целуя резко шею и спускаясь дорожкой из поцелуев ниже, заставляя девушку резко прогнуться.</text:span><text:span text:style-name="T6"><text:line-break/></text:span><text:span text:style-name="T5">–Саш, а мы никому не помешаем? – сквозь частое дыхание спросила девушка.</text:span><text:span text:style-name="T6"><text:line-break/></text:span><text:span text:style-name="T5">–У меня в квартире система шумоизоляции. И стоит она немало. Так что отдавайся чувствам полностью. Тебе понравится, – ответил тот, стягивая с плеча лямку от лифчика и целуя в очередной раз. В следующее мгновение девушка уже лежала с обнаженной грудью, а Алехин сидел сверху, медленно и эстетично расстегивая рубашку. Дождавшись, пока последняя пуговица будет расстегнута, девушка резко поднялась, снимая ее и выкидывая в сторону. Рука резко поползла по телу вверх, оставляя яркие красные полосы. Однако, стерпев, он резко уложил ее обратно на кровать и, прижав руки к белоснежной простыне, осторожной дорожкой из поцелуев опустился к груди, обхватывая губами сосок и делая вокруг него осторожное круговое движение языком, на что девушка из всех сил прогнулась, издавая громкий стон. С каждым движением языка Александра Алина все больше извивалась, легка сбивая простынь, но тот не переставал ласкать грудь языком, помогая при этом руками и оставляя дорожки из поцелуев по телу. Оторвавшись, парень бросил на девушку страстный взгляд и осторожно расстегнул пуговицу на ее джинсах, после обхватывая их за края и осторожно спуская вниз. Стянув их и выбросив в сторону, Александр полюбовался фигурой обнаженной девушки. Алина было смутилась, но не успела и опомниться, как почувствовала поцелуй Алехина. Ответив на поцелуй, девушка </text:span><text:soft-page-break/><text:span text:style-name="T5">обхватила его ногами, оставляя на спине полосы от ногтей.</text:span><text:span text:style-name="T6"><text:line-break/></text:span><text:span text:style-name="T5">–Ах даже так, – сказал тот, прогнувшись, отрываясь от поцелуя.</text:span><text:span text:style-name="T6"><text:line-break/></text:span><text:span text:style-name="T5">–Тебе что-то не нравится, – усмехнулась девушка.</text:span><text:span text:style-name="T6"><text:line-break/></text:span><text:span text:style-name="T5">Ничего не ответив, Александр резко поцеловал грудь девушки. Та издала негромкий стон. За этим поцелуем последовал еще один, потом еще. Александр спускался все ниже. Поцеловав в очередной раз живот, он осторожно отодвинул трусики, касаясь осторожно пальцами влажной кожи.</text:span><text:span text:style-name="T6"><text:line-break/></text:span><text:span text:style-name="T5">–Оу, а да ты потекла, - сказал он издевательски.</text:span><text:span text:style-name="T6"><text:line-break/></text:span><text:span text:style-name="T5">–И что? – с того отозвалась Алина. </text:span></text:p>
      <text:p text:style-name="P2"><text:span text:style-name="T5">–Да ничего. Так даже интереснее будет, – ответил тот, стягивая трусики и бросая к остальной одежде.</text:span><text:span text:style-name="T6"><text:line-break/></text:span><text:span text:style-name="T5">Осторожно раздвинув большие половые губы, парень прошелся короткими поцелуями по контуру, после чего осторожно коснулся языком клитора. Алина вздрогнула и, вскрикнув сжала простынь. Делая осторожные движения языком, Александр расположил в верхней части палец, добавляя круговыми движениями еще больше удовольствия. С каждым движением девушка извивалась все сильнее, а стоны ее становились громче. Наконец поднявшись, парень достал из брюк упаковку с презервативом и, зажав ее в зубах осторожно расстегнул ремень. Закатив глаза, Алина закрыла их, и вытянув руку, оставила еще несколько полос на теле парня. Избавившись от одежды, он вновь прижал ее к кровати, страстно поцеловав, вскрыв перед этим упаковку, которую держал в зубах и бросив ее в сторону, достав содержимое. </text:span><text:span text:style-name="T6">Языки пары сплетались в страстном поцелуе, образуя изящный танец. Алина, отдавшись эмоциям, наслаждалась, </text:span><text:soft-page-break/><text:span text:style-name="T6">забыв обо всем. Александр осторожно водил по клиторальной области головкой члена. Сделав очередное движение, он осторожно поправил его рукой и, надавив слегка сделал легкое движение. Алина слегка вскрикнула, прогибаясь и обхватывая его ногами. Дав девушке привыкнуть, Алехин сделал еще одно осторожное движение, после которого последовал ее отрывистый стон<text:line-break/>–Нравится? - спросил он, делая еще движение.<text:line-break/>–Да, продолжай, - ответила Алина, издавая еще более громкий стон.<text:line-break/>Тот, поцеловав ее в губы, продолжал делать движение телом, наращивая темп. Расслабившись и поддаваясь каждому его действию, девушка двигала бедрами ему навстречу, издавая громкие стоны сквозь поцелуй и наслаждаясь его ответом. Вот, сделав еще несколько резких быстрых движений, Александр, тяжело дыша, с наслаждением издал короткий стон и, оторвавшись, лег рядом, целуя Алину. оторвавшись от поцелуя, они не сказали ни слова, а лежали, молча смотря друг другу в глаза. Алина водила рукой по груди Александра, а тот нежно играл с ее волосами. Полежав с полчаса, Александр взял девушку на руки и осторожно понес к двери.<text:line-break/>–Эй и куда? – возмутилась было Алина.<text:line-break/>–А ты не хочешь в душ?<text:line-break/>–А, ну раз так, то неси. Только чур просто в душ.<text:line-break/>–Без проблем, договорились, – сказал парень, захлопнув дверь и поставив девушку на пол.<text:line-break/>Легкие струи теплой воды. Девушка прижалась к парню, обхватывая его руками и нежно целуя. Ответив, Александр осторожно погладил ее, зарывая руки в волосы. </text:span></text:p>
      <text:p text:style-name="P2"><text:soft-page-break/><text:span text:style-name="T6">–Полетели со мной в Таиланд на очень крутую вечеринку на следующей неделе? – тихо прошептал он ей на ухо. </text:span></text:p>
      <text:p text:style-name="P2"><text:span text:style-name="T6">–Заманчивое предложение, но как же учеба? – ответила также тихо девушка. </text:span></text:p>
      <text:p text:style-name="P2"><text:span text:style-name="T6">–Не переживай, наверстаем, – усмехнулся Александр. </text:span></text:p>
      <text:p text:style-name="P2"><text:span text:style-name="T6">–Ну раз так, то я согласна, – улыбнувшись, сказала Алина, после чего губы их слились в поцелуе.</text:span></text:p>
      <text:p text:style-name="P2"><text:span text:style-name="T6">Через 15 минут он вышел из душа и направился в спальню, пока Алина сушила волосы. Когда девушка пришла, ее ждала только что постеленная чистая простынь и уютное место на огромной кровати. Улыбнувшись, девушка оделась и легла рядом с Алехиным, который уже ждал ее. Парень заботливо укрыл Алину одеялом и уже через 10 минут, они спали, нежно обнявшись. 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20:28:17.357000000</meta:creation-date>
    <dc:date>2022-05-15T20:28:37.111000000</dc:date>
    <meta:editing-duration>PT20S</meta:editing-duration>
    <meta:editing-cycles>1</meta:editing-cycles>
    <meta:document-statistic meta:table-count="0" meta:image-count="0" meta:object-count="0" meta:page-count="7" meta:paragraph-count="32" meta:word-count="1429" meta:character-count="9363" meta:non-whitespace-character-count="7917"/>
    <meta:generator>LibreOffice/7.2.2.2$Windows_X86_64 LibreOffice_project/02b2acce88a210515b4a5bb2e46cbfb63fe97d56</meta:generator>
  </office:meta>
</office:document-meta>
</file>